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52cm" svg:stroke-color="#dc2300" draw:marker-start-width="0.66cm" draw:marker-end-width="0.66cm" draw:fill="none" draw:textarea-vertical-align="middle" fo:padding-top="0.201cm" fo:padding-bottom="0.201cm" fo:padding-left="0.326cm" fo:padding-right="0.326cm"/>
    </style:style>
    <style:style style:name="gr2" style:family="graphic" style:parent-style-name="standard">
      <style:graphic-properties draw:fill="solid" draw:fill-color="#729fcf" draw:opacity="50%" draw:textarea-horizontal-align="justify" draw:textarea-vertical-align="middle" draw:auto-grow-height="false" fo:min-height="1.77cm" fo:min-width="13.758cm" draw:shadow-opacity="50%"/>
    </style:style>
    <style:style style:name="gr3" style:family="graphic" style:parent-style-name="standard">
      <style:graphic-properties draw:fill-color="#cccccc" draw:opacity="46%" draw:textarea-horizontal-align="justify" draw:textarea-vertical-align="middle" draw:auto-grow-height="false" fo:min-height="22.496cm" fo:min-width="1.533cm"/>
    </style:style>
    <style:style style:name="gr4" style:family="graphic" style:parent-style-name="standard">
      <style:graphic-properties draw:textarea-horizontal-align="justify" draw:textarea-vertical-align="middle" draw:auto-grow-height="false" fo:min-height="0.123cm" fo:min-width="0.938cm"/>
    </style:style>
    <style:style style:name="gr5" style:family="graphic" style:parent-style-name="objectwithoutfill">
      <style:graphic-properties draw:marker-end="Arrow" draw:fill="none" draw:textarea-vertical-align="middle"/>
    </style:style>
    <style:style style:name="gr6" style:family="graphic" style:parent-style-name="objectwithoutfill">
      <style:graphic-properties draw:marker-start="Arrow" draw:marker-end="" draw:fill="none" draw:textarea-vertical-align="middle"/>
    </style:style>
    <style:style style:name="gr7" style:family="graphic" style:parent-style-name="standard">
      <style:graphic-properties draw:fill-color="#dc2300" draw:opacity="24%" draw:textarea-horizontal-align="justify" draw:textarea-vertical-align="middle" draw:auto-grow-height="false" fo:min-height="0.29cm" fo:min-width="1.476cm"/>
    </style:style>
    <style:style style:name="gr8" style:family="graphic" style:parent-style-name="standard">
      <style:graphic-properties draw:fill-color="#c0c0c0" draw:textarea-horizontal-align="justify" draw:textarea-vertical-align="middle" draw:auto-grow-height="false" fo:min-height="0.123cm" fo:min-width="0.938cm"/>
    </style:style>
    <style:style style:name="gr9" style:family="graphic" style:parent-style-name="standard">
      <style:graphic-properties draw:fill-color="#c0c0c0" draw:opacity="46%" draw:textarea-horizontal-align="justify" draw:textarea-vertical-align="middle" draw:auto-grow-height="false" fo:min-height="0.123cm" fo:min-width="0.93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35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3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459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7cm" fo:min-width="0.61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16cm" fo:min-width="9.992cm"/>
    </style:style>
    <style:style style:name="gr16" style:family="graphic" style:parent-style-name="standard">
      <style:graphic-properties draw:fill-color="#00ae00" draw:textarea-horizontal-align="justify" draw:textarea-vertical-align="middle" draw:auto-grow-height="false" fo:min-height="2.147cm" fo:min-width="1.763cm"/>
    </style:style>
    <style:style style:name="gr17" style:family="graphic" style:parent-style-name="standard">
      <style:graphic-properties draw:fill-color="#00ae00" draw:textarea-horizontal-align="justify" draw:textarea-vertical-align="middle" draw:auto-grow-height="false" fo:min-height="1.638cm" fo:min-width="1.76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7cm" fo:min-width="0.599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729fcf" draw:opacity="50%"/>
      <style:paragraph-properties fo:text-align="center"/>
    </style:style>
    <style:style style:name="P3" style:family="paragraph">
      <loext:graphic-properties draw:fill-color="#cccccc" draw:opacity="46%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dc2300" draw:opacity="24%"/>
      <style:paragraph-properties fo:text-align="center"/>
    </style:style>
    <style:style style:name="P6" style:family="paragraph">
      <loext:graphic-properties draw:fill-color="#c0c0c0"/>
      <style:paragraph-properties fo:text-align="center"/>
    </style:style>
    <style:style style:name="P7" style:family="paragraph">
      <loext:graphic-properties draw:fill-color="#c0c0c0" draw:opacity="46%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00ae00"/>
      <style:paragraph-properties fo:text-align="center"/>
    </style:style>
    <style:style style:name="P10" style:family="paragraph">
      <loext:graphic-properties draw:fill-color="#ffffff"/>
    </style:style>
    <style:style style:name="T1" style:family="text">
      <style:text-properties style:text-position="0% 100%" style:font-name="Liberation Sans1" style:font-name-asian="Liberation Sans1" style:font-name-complex="Liberation Sans1"/>
    </style:style>
    <style:style style:name="T2" style:family="text">
      <style:text-properties style:text-position="-33% 58%"/>
    </style:style>
    <style:style style:name="T3" style:family="text">
      <style:text-properties style:text-overline-style="solid" style:text-overline-width="auto" style:text-overline-color="font-color"/>
    </style:style>
    <style:style style:name="T4" style:family="text">
      <style:text-properties style:font-name="Liberation Sans1" style:font-name-asian="Liberation Sans1" style:font-name-complex="Liberation Sans1"/>
    </style:style>
    <style:style style:name="T5" style:family="text">
      <style:text-properties style:text-position="0% 100%"/>
    </style:style>
    <style:style style:name="T6" style:family="text">
      <style:text-properties style:text-position="0% 100%" style:text-overline-style="solid" style:text-overline-width="auto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10.668cm" svg:y1="9.144cm" svg:x2="19.812cm" svg:y2="17.78cm">
          <text:p/>
        </draw:line>
        <draw:custom-shape draw:style-name="gr2" draw:text-style-name="P2" draw:layer="layout" svg:width="21.528cm" svg:height="3.048cm" svg:x="2.094cm" svg:y="7.874cm">
          <text:p/>
          <draw:enhanced-geometry svg:viewBox="0 0 21600 21600" draw:glue-points="?f6 0 10800 ?f8 ?f11 10800 ?f9 21600 10800 ?f10 ?f5 10800" draw:text-areas="?f3 ?f3 ?f4 ?f4" draw:type="parallelogram" draw:modifiers="4555.0502379693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2.033cm" svg:height="22.746cm" draw:transform="rotate (0.799709863263802) translate (2.752cm 2.728cm)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3.302cm" svg:y1="2.032cm" svg:x2="10.668cm" svg:y2="9.144cm">
          <text:p/>
        </draw:line>
        <draw:custom-shape draw:style-name="gr4" draw:text-style-name="P4" draw:layer="layout" svg:width="2.032cm" svg:height="0.527cm" draw:transform="rotate (0.71418872991608) translate (9.803cm 9.5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0.668cm" svg:y1="9.144cm" svg:x2="15.24cm" svg:y2="9.144cm">
          <text:p/>
        </draw:line>
        <draw:line draw:style-name="gr6" draw:text-style-name="P1" draw:layer="layout" svg:x1="14.224cm" svg:y1="6.604cm" svg:x2="10.668cm" svg:y2="9.144cm">
          <text:p/>
        </draw:line>
        <draw:custom-shape draw:style-name="gr7" draw:text-style-name="P5" draw:layer="layout" svg:width="2.794cm" svg:height="0.762cm" svg:x="9.398cm" svg:y="8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2.032cm" svg:height="0.527cm" draw:transform="rotate (0.71418872991608) translate (2.537cm 2.49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2.032cm" svg:height="0.527cm" draw:transform="rotate (0.71418872991608) translate (18.847cm 18.34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0.668cm" svg:y1="9.144cm" svg:x2="9.201cm" svg:y2="5.334cm">
          <text:p/>
        </draw:line>
        <draw:frame draw:style-name="gr10" draw:text-style-name="P8" draw:layer="layout" svg:width="0.853cm" svg:height="0.954cm" svg:x="15.149cm" svg:y="8.698cm">
          <draw:text-box>
            <text:p>u</text:p>
          </draw:text-box>
        </draw:frame>
        <draw:frame draw:style-name="gr11" draw:text-style-name="P8" draw:layer="layout" svg:width="0.82cm" svg:height="0.954cm" svg:x="14.224cm" svg:y="6.096cm">
          <draw:text-box>
            <text:p>v</text:p>
          </draw:text-box>
        </draw:frame>
        <draw:frame draw:style-name="gr12" draw:text-style-name="P8" draw:layer="layout" svg:width="0.959cm" svg:height="0.954cm" svg:x="9.201cm" svg:y="4.634cm">
          <draw:text-box>
            <text:p>w</text:p>
          </draw:text-box>
        </draw:frame>
        <draw:line draw:style-name="gr5" draw:text-style-name="P1" draw:layer="layout" svg:x1="18.796cm" svg:y1="16.764cm" svg:x2="15.748cm" svg:y2="19.304cm">
          <text:p/>
        </draw:line>
        <draw:line draw:style-name="gr5" draw:text-style-name="P1" draw:layer="layout" svg:x1="18.796cm" svg:y1="16.765cm" svg:x2="16.002cm" svg:y2="14.224cm">
          <text:p/>
        </draw:line>
        <draw:line draw:style-name="gr5" draw:text-style-name="P1" draw:layer="layout" svg:x1="18.797cm" svg:y1="16.766cm" svg:x2="19.304cm" svg:y2="13.462cm">
          <text:p/>
        </draw:line>
        <draw:line draw:style-name="gr13" draw:text-style-name="P1" draw:layer="layout" svg:x1="10.668cm" svg:y1="9.144cm" svg:x2="8.128cm" svg:y2="11.43cm">
          <text:p/>
        </draw:line>
        <draw:line draw:style-name="gr13" draw:text-style-name="P1" draw:layer="layout" svg:x1="10.414cm" svg:y1="9.144cm" svg:x2="3.81cm" svg:y2="9.144cm">
          <text:p/>
        </draw:line>
        <draw:frame draw:style-name="gr14" draw:text-style-name="P8" draw:layer="layout" svg:width="1.116cm" svg:height="1.107cm" svg:x="7.766cm" svg:y="9.298cm">
          <draw:text-box>
            <text:p><text:span text:style-name="T1">φ</text:span><text:span text:style-name="T2">u</text:span></text:p>
          </draw:text-box>
        </draw:frame>
        <draw:frame draw:style-name="gr15" draw:text-style-name="P8" draw:layer="layout" svg:width="10.492cm" svg:height="2.666cm" svg:x="11.05cm" svg:y="0.89cm">
          <draw:text-box>
            <text:p><text:span text:style-name="T1">φ</text:span><text:span text:style-name="T2">u</text:span> = <text:span text:style-name="T3">p</text:span><text:span text:style-name="T2">track</text:span> * <text:span text:style-name="T3">u</text:span> <text:s text:c="3"/>=&gt; a = r<text:span text:style-name="T2">U track</text:span> / tan(<text:span text:style-name="T1">φ</text:span><text:span text:style-name="T2">u</text:span>)</text:p>
            <text:p/>
            <text:p><text:span text:style-name="T4">φ</text:span><text:span text:style-name="T2">v</text:span> = <text:span text:style-name="T3">p</text:span><text:span text:style-name="T2">track <text:s/></text:span><text:span text:style-name="T5">* </text:span><text:span text:style-name="T6">v</text:span><text:span text:style-name="T5"> <text:s text:c="3"/>=&gt; b = r</text:span><text:span text:style-name="T2">V track</text:span><text:span text:style-name="T5"> / tan(</text:span><text:span text:style-name="T1">φ</text:span><text:span text:style-name="T2">v</text:span><text:span text:style-name="T5">)</text:span></text:p>
          </draw:text-box>
        </draw:frame>
        <draw:custom-shape draw:style-name="gr16" draw:text-style-name="P9" draw:layer="layout" svg:width="2.263cm" svg:height="2.397cm" draw:transform="rotate (2.893232301031) translate (11.032cm 10.942cm)">
          <text:p/>
          <draw:enhanced-geometry svg:viewBox="0 0 21600 21600" draw:type="block-arc" draw:modifiers="179.848899520438 10246.678741466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7" draw:text-style-name="P9" draw:layer="layout" svg:width="2.263cm" svg:height="1.888cm" draw:transform="rotate (-1.30864787314535) translate (12.586cm 8.13cm)">
          <text:p/>
          <draw:enhanced-geometry svg:viewBox="0 0 21600 21600" draw:type="block-arc" draw:modifiers="179.388048528846 10170.898135916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18" draw:text-style-name="P8" draw:layer="layout" svg:width="1.099cm" svg:height="1.107cm" svg:x="12.567cm" svg:y="7.999cm">
          <draw:text-box>
            <text:p><text:span text:style-name="T1">φ</text:span><text:span text:style-name="T2">v</text:span></text:p>
          </draw:text-box>
        </draw:frame>
        <draw:line draw:style-name="gr19" draw:text-style-name="P1" draw:layer="layout" svg:x1="26.116cm" svg:y1="13.95cm" svg:x2="21.544cm" svg:y2="13.95cm">
          <text:p/>
        </draw:line>
        <draw:line draw:style-name="gr19" draw:text-style-name="P1" draw:layer="layout" svg:x1="26.116cm" svg:y1="13.95cm" svg:x2="26.116cm" svg:y2="9.886cm">
          <text:p/>
        </draw:line>
        <draw:frame draw:style-name="gr11" draw:text-style-name="P8" draw:layer="layout" svg:width="0.82cm" svg:height="0.954cm" svg:x="25.908cm" svg:y="15.302cm">
          <draw:text-box>
            <text:p>x</text:p>
          </draw:text-box>
        </draw:frame>
        <draw:frame draw:style-name="gr11" draw:text-style-name="P8" draw:layer="layout" svg:width="0.82cm" svg:height="0.954cm" svg:x="20.47cm" svg:y="13.758cm">
          <draw:text-box>
            <text:p>z</text:p>
          </draw:text-box>
        </draw:frame>
        <draw:frame draw:style-name="gr11" draw:text-style-name="P8" draw:layer="layout" svg:width="0.82cm" svg:height="0.954cm" svg:x="25.608cm" svg:y="8.678cm">
          <draw:text-box>
            <text:p>y</text:p>
          </draw:text-box>
        </draw:frame>
        <draw:line draw:style-name="gr19" draw:text-style-name="P1" draw:layer="layout" svg:x1="26.116cm" svg:y1="13.95cm" svg:x2="26.924cm" svg:y2="15.494cm">
          <text:p/>
        </draw:line>
        <presentation:notes draw:style-name="dp2">
          <draw:page-thumbnail draw:style-name="gr20" draw:layer="layout" svg:width="13.968cm" svg:height="10.476cm" svg:x="3.81cm" svg:y="2.123cm" draw:page-number="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11-03T09:27:48.181182531</meta:creation-date>
    <dc:date>2022-11-03T18:10:53.737573009</dc:date>
    <meta:editing-duration>PT41M17S</meta:editing-duration>
    <meta:editing-cycles>10</meta:editing-cycles>
    <meta:generator>LibreOffice/5.3.6.1$Linux_X86_64 LibreOffice_project/30$Build-1</meta:generator>
    <meta:document-statistic meta:object-count="53"/>
  </office:meta>
</office:document-meta>
</file>